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0.52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45.74mm"/>
    </style:style>
    <style:style style:name="co10" style:family="table-column">
      <style:table-column-properties fo:break-before="auto" style:column-width="48.0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bsErr_m</text:p>
          </table:table-cell>
          <table:table-cell office:value-type="string" calcext:value-type="string">
            <text:p>absErr_sd</text:p>
          </table:table-cell>
          <table:table-cell office:value-type="string" calcext:value-type="string">
            <text:p>c_loErr</text:p>
          </table:table-cell>
          <table:table-cell office:value-type="string" calcext:value-type="string">
            <text:p>ERBerr_m</text:p>
          </table:table-cell>
          <table:table-cell office:value-type="string" calcext:value-type="string">
            <text:p>ERBerr_sd</text:p>
          </table:table-cell>
          <table:table-cell office:value-type="string" calcext:value-type="string">
            <text:p>c_loERBerr</text:p>
          </table:table-cell>
          <table:table-cell office:value-type="string" calcext:value-type="string">
            <text:p>c_ERBerr_lt_2</text:p>
          </table:table-cell>
          <table:table-cell office:value-type="string" calcext:value-type="string">
            <text:p>pTag_m</text:p>
          </table:table-cell>
          <table:table-cell office:value-type="string" calcext:value-type="string">
            <text:p>pTag_m_w_ERBerr_lt_2</text:p>
          </table:table-cell>
          <table:table-cell office:value-type="string" calcext:value-type="string">
            <text:p>pTag_m_w_ERBerr_gt_2</text:p>
          </table:table-cell>
          <table:table-cell office:value-type="string" calcext:value-type="string">
            <text:p>pTag_m_w_ERBerr_lt_m</text:p>
          </table:table-cell>
          <table:table-cell office:value-type="string" calcext:value-type="string">
            <text:p>pTag_m_w_ERBerr_gt_m</text:p>
          </table:table-cell>
          <table:table-cell office:value-type="string" calcext:value-type="string">
            <text:p>c_ERBerr_gt_2</text:p>
          </table:table-cell>
          <table:table-cell office:value-type="string" calcext:value-type="string">
            <text:p>c_ERBerr_gt_m</text:p>
          </table:table-cell>
          <table:table-cell office:value-type="string" calcext:value-type="string">
            <text:p>%_ERBdist &lt; 2</text:p>
          </table:table-cell>
          <table:table-cell office:value-type="string" calcext:value-type="string">
            <text:p>% ERBdist &lt; mean</text:p>
          </table:table-cell>
        </table:table-row>
        <table:table-row table:style-name="ro1">
          <table:table-cell office:value-type="string" calcext:value-type="string">
            <text:p>../results/carlos_ESS.txt</text:p>
          </table:table-cell>
          <table:table-cell office:value-type="float" office:value="634" calcext:value-type="float">
            <text:p>634</text:p>
          </table:table-cell>
          <table:table-cell office:value-type="float" office:value="262.044497046" calcext:value-type="float">
            <text:p>262.044497046</text:p>
          </table:table-cell>
          <table:table-cell office:value-type="float" office:value="828.696180289" calcext:value-type="float">
            <text:p>828.696180289</text:p>
          </table:table-cell>
          <table:table-cell office:value-type="float" office:value="517" calcext:value-type="float">
            <text:p>517</text:p>
          </table:table-cell>
          <table:table-cell office:value-type="float" office:value="5.30283911672" calcext:value-type="float">
            <text:p>5.3028391167</text:p>
          </table:table-cell>
          <table:table-cell office:value-type="float" office:value="8.04971293741" calcext:value-type="float">
            <text:p>8.0497129374</text:p>
          </table:table-cell>
          <table:table-cell office:value-type="float" office:value="445" calcext:value-type="float">
            <text:p>445</text:p>
          </table:table-cell>
          <table:table-cell office:value-type="float" office:value="380" calcext:value-type="float">
            <text:p>380</text:p>
          </table:table-cell>
          <table:table-cell office:value-type="float" office:value="525.426323702" calcext:value-type="float">
            <text:p>525.426323702</text:p>
          </table:table-cell>
          <table:table-cell office:value-type="float" office:value="354.795980579" calcext:value-type="float">
            <text:p>354.795980579</text:p>
          </table:table-cell>
          <table:table-cell office:value-type="float" office:value="780.700065382" calcext:value-type="float">
            <text:p>780.700065382</text:p>
          </table:table-cell>
          <table:table-cell office:value-type="float" office:value="341.867881035" calcext:value-type="float">
            <text:p>341.867881035</text:p>
          </table:table-cell>
          <table:table-cell office:value-type="float" office:value="957.614191358" calcext:value-type="float">
            <text:p>957.614191358</text:p>
          </table:table-cell>
          <table:table-cell table:formula="of:=[.B2]-[.I2]" office:value-type="float" office:value="254" calcext:value-type="float">
            <text:p>254</text:p>
          </table:table-cell>
          <table:table-cell table:formula="of:=[.B2]-[.H2]" office:value-type="float" office:value="189" calcext:value-type="float">
            <text:p>189</text:p>
          </table:table-cell>
          <table:table-cell table:formula="of:=[.I2]/[.B2]" office:value-type="float" office:value="0.599369085173502" calcext:value-type="float">
            <text:p>0.5993690852</text:p>
          </table:table-cell>
          <table:table-cell table:formula="of:=[.H2]/[.B2]" office:value-type="float" office:value="0.701892744479495" calcext:value-type="float">
            <text:p>0.7018927445</text:p>
          </table:table-cell>
        </table:table-row>
        <table:table-row table:style-name="ro1">
          <table:table-cell table:number-columns-repeated="14"/>
          <table:table-cell table:formula="of:=[.B3]-[.I3]" office:value-type="float" office:value="0" calcext:value-type="float">
            <text:p>0</text:p>
          </table:table-cell>
          <table:table-cell table:formula="of:=[.B3]-[.H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carlos_JSON.txt</text:p>
          </table:table-cell>
          <table:table-cell office:value-type="float" office:value="564" calcext:value-type="float">
            <text:p>564</text:p>
          </table:table-cell>
          <table:table-cell office:value-type="float" office:value="305.120315555" calcext:value-type="float">
            <text:p>305.120315555</text:p>
          </table:table-cell>
          <table:table-cell office:value-type="float" office:value="870.43659113" calcext:value-type="float">
            <text:p>870.43659113</text:p>
          </table:table-cell>
          <table:table-cell office:value-type="float" office:value="461" calcext:value-type="float">
            <text:p>461</text:p>
          </table:table-cell>
          <table:table-cell office:value-type="float" office:value="5.82446808511" calcext:value-type="float">
            <text:p>5.8244680851</text:p>
          </table:table-cell>
          <table:table-cell office:value-type="float" office:value="7.52131985603" calcext:value-type="float">
            <text:p>7.521319856</text:p>
          </table:table-cell>
          <table:table-cell office:value-type="float" office:value="365" calcext:value-type="float">
            <text:p>365</text:p>
          </table:table-cell>
          <table:table-cell office:value-type="float" office:value="180" calcext:value-type="float">
            <text:p>180</text:p>
          </table:table-cell>
          <table:table-cell office:value-type="float" office:value="586.188706655" calcext:value-type="float">
            <text:p>586.188706655</text:p>
          </table:table-cell>
          <table:table-cell office:value-type="float" office:value="371.61223977" calcext:value-type="float">
            <text:p>371.61223977</text:p>
          </table:table-cell>
          <table:table-cell office:value-type="float" office:value="686.771425507" calcext:value-type="float">
            <text:p>686.771425507</text:p>
          </table:table-cell>
          <table:table-cell office:value-type="float" office:value="358.4408086" calcext:value-type="float">
            <text:p>358.4408086</text:p>
          </table:table-cell>
          <table:table-cell office:value-type="float" office:value="1003.91726339" calcext:value-type="float">
            <text:p>1003.91726339</text:p>
          </table:table-cell>
          <table:table-cell table:formula="of:=[.B4]-[.I4]" office:value-type="float" office:value="384" calcext:value-type="float">
            <text:p>384</text:p>
          </table:table-cell>
          <table:table-cell table:formula="of:=[.B4]-[.H4]" office:value-type="float" office:value="199" calcext:value-type="float">
            <text:p>199</text:p>
          </table:table-cell>
          <table:table-cell table:formula="of:=[.I4]/[.B4]" office:value-type="float" office:value="0.319148936170213" calcext:value-type="float">
            <text:p>0.3191489362</text:p>
          </table:table-cell>
          <table:table-cell table:formula="of:=[.H4]/[.B4]" office:value-type="float" office:value="0.647163120567376" calcext:value-type="float">
            <text:p>0.6471631206</text:p>
          </table:table-cell>
        </table:table-row>
        <table:table-row table:style-name="ro1">
          <table:table-cell office:value-type="string" calcext:value-type="string">
            <text:p>../results/good-sounds_ESS.txt</text:p>
          </table:table-cell>
          <table:table-cell office:value-type="float" office:value="144" calcext:value-type="float">
            <text:p>144</text:p>
          </table:table-cell>
          <table:table-cell office:value-type="float" office:value="59.8973856209" calcext:value-type="float">
            <text:p>59.8973856209</text:p>
          </table:table-cell>
          <table:table-cell office:value-type="float" office:value="232.81846592" calcext:value-type="float">
            <text:p>232.81846592</text:p>
          </table:table-cell>
          <table:table-cell office:value-type="float" office:value="133" calcext:value-type="float">
            <text:p>133</text:p>
          </table:table-cell>
          <table:table-cell office:value-type="float" office:value="1.80555555556" calcext:value-type="float">
            <text:p>1.8055555556</text:p>
          </table:table-cell>
          <table:table-cell office:value-type="float" office:value="3.04429744171" calcext:value-type="float">
            <text:p>3.0442974417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631.883169014" calcext:value-type="float">
            <text:p>631.883169014</text:p>
          </table:table-cell>
          <table:table-cell office:value-type="float" office:value="586.825791033" calcext:value-type="float">
            <text:p>586.825791033</text:p>
          </table:table-cell>
          <table:table-cell office:value-type="float" office:value="1127.5143268" calcext:value-type="float">
            <text:p>1127.5143268</text:p>
          </table:table-cell>
          <table:table-cell office:value-type="float" office:value="586.825791033" calcext:value-type="float">
            <text:p>586.825791033</text:p>
          </table:table-cell>
          <table:table-cell office:value-type="float" office:value="1127.5143268" calcext:value-type="float">
            <text:p>1127.5143268</text:p>
          </table:table-cell>
          <table:table-cell table:formula="of:=[.B5]-[.I5]" office:value-type="float" office:value="12" calcext:value-type="float">
            <text:p>12</text:p>
          </table:table-cell>
          <table:table-cell table:formula="of:=[.B5]-[.H5]" office:value-type="float" office:value="12" calcext:value-type="float">
            <text:p>12</text:p>
          </table:table-cell>
          <table:table-cell table:formula="of:=[.I5]/[.B5]" office:value-type="float" office:value="0.916666666666667" calcext:value-type="float">
            <text:p>0.9166666667</text:p>
          </table:table-cell>
          <table:table-cell table:formula="of:=[.H5]/[.B5]" office:value-type="float" office:value="0.916666666666667" calcext:value-type="float">
            <text:p>0.9166666667</text:p>
          </table:table-cell>
        </table:table-row>
        <table:table-row table:style-name="ro1">
          <table:table-cell table:number-columns-repeated="14"/>
          <table:table-cell table:formula="of:=[.B6]-[.I6]" office:value-type="float" office:value="0" calcext:value-type="float">
            <text:p>0</text:p>
          </table:table-cell>
          <table:table-cell table:formula="of:=[.B6]-[.H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good-sounds_JSON.txt</text:p>
          </table:table-cell>
          <table:table-cell office:value-type="float" office:value="185" calcext:value-type="float">
            <text:p>185</text:p>
          </table:table-cell>
          <table:table-cell office:value-type="float" office:value="69.19112925" calcext:value-type="float">
            <text:p>69.19112925</text:p>
          </table:table-cell>
          <table:table-cell office:value-type="float" office:value="110.571245623" calcext:value-type="float">
            <text:p>110.571245623</text:p>
          </table:table-cell>
          <table:table-cell office:value-type="float" office:value="126" calcext:value-type="float">
            <text:p>126</text:p>
          </table:table-cell>
          <table:table-cell office:value-type="float" office:value="1.92972972973" calcext:value-type="float">
            <text:p>1.9297297297</text:p>
          </table:table-cell>
          <table:table-cell office:value-type="float" office:value="1.4483662492" calcext:value-type="float">
            <text:p>1.448366249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624.041013237" calcext:value-type="float">
            <text:p>624.041013237</text:p>
          </table:table-cell>
          <table:table-cell office:value-type="float" office:value="499.209674466" calcext:value-type="float">
            <text:p>499.209674466</text:p>
          </table:table-cell>
          <table:table-cell office:value-type="float" office:value="774.135837235" calcext:value-type="float">
            <text:p>774.135837235</text:p>
          </table:table-cell>
          <table:table-cell office:value-type="float" office:value="499.209674466" calcext:value-type="float">
            <text:p>499.209674466</text:p>
          </table:table-cell>
          <table:table-cell office:value-type="float" office:value="774.135837235" calcext:value-type="float">
            <text:p>774.135837235</text:p>
          </table:table-cell>
          <table:table-cell table:formula="of:=[.B7]-[.I7]" office:value-type="float" office:value="84" calcext:value-type="float">
            <text:p>84</text:p>
          </table:table-cell>
          <table:table-cell table:formula="of:=[.B7]-[.H7]" office:value-type="float" office:value="84" calcext:value-type="float">
            <text:p>84</text:p>
          </table:table-cell>
          <table:table-cell table:formula="of:=[.I7]/[.B7]" office:value-type="float" office:value="0.545945945945946" calcext:value-type="float">
            <text:p>0.5459459459</text:p>
          </table:table-cell>
          <table:table-cell table:formula="of:=[.H7]/[.B7]" office:value-type="float" office:value="0.545945945945946" calcext:value-type="float">
            <text:p>0.5459459459</text:p>
          </table:table-cell>
        </table:table-row>
        <table:table-row table:style-name="ro1">
          <table:table-cell office:value-type="string" calcext:value-type="string">
            <text:p>../results/IOWA_ESS.txt</text:p>
          </table:table-cell>
          <table:table-cell office:value-type="float" office:value="225" calcext:value-type="float">
            <text:p>225</text:p>
          </table:table-cell>
          <table:table-cell office:value-type="float" office:value="426.249545244" calcext:value-type="float">
            <text:p>426.249545244</text:p>
          </table:table-cell>
          <table:table-cell office:value-type="float" office:value="911.593923545" calcext:value-type="float">
            <text:p>911.593923545</text:p>
          </table:table-cell>
          <table:table-cell office:value-type="float" office:value="170" calcext:value-type="float">
            <text:p>170</text:p>
          </table:table-cell>
          <table:table-cell office:value-type="float" office:value="5.89777777778" calcext:value-type="float">
            <text:p>5.8977777778</text:p>
          </table:table-cell>
          <table:table-cell office:value-type="float" office:value="10.1545061456" calcext:value-type="float">
            <text:p>10.154506145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828.991317009" calcext:value-type="float">
            <text:p>828.991317009</text:p>
          </table:table-cell>
          <table:table-cell office:value-type="float" office:value="335.387616169" calcext:value-type="float">
            <text:p>335.387616169</text:p>
          </table:table-cell>
          <table:table-cell office:value-type="float" office:value="2217.7746109" calcext:value-type="float">
            <text:p>2217.7746109</text:p>
          </table:table-cell>
          <table:table-cell office:value-type="float" office:value="330.280897797" calcext:value-type="float">
            <text:p>330.280897797</text:p>
          </table:table-cell>
          <table:table-cell office:value-type="float" office:value="2334.02811785" calcext:value-type="float">
            <text:p>2334.02811785</text:p>
          </table:table-cell>
          <table:table-cell table:formula="of:=[.B8]-[.I8]" office:value-type="float" office:value="59" calcext:value-type="float">
            <text:p>59</text:p>
          </table:table-cell>
          <table:table-cell table:formula="of:=[.B8]-[.H8]" office:value-type="float" office:value="56" calcext:value-type="float">
            <text:p>56</text:p>
          </table:table-cell>
          <table:table-cell table:formula="of:=[.I8]/[.B8]" office:value-type="float" office:value="0.737777777777778" calcext:value-type="float">
            <text:p>0.7377777778</text:p>
          </table:table-cell>
          <table:table-cell table:formula="of:=[.H8]/[.B8]" office:value-type="float" office:value="0.751111111111111" calcext:value-type="float">
            <text:p>0.7511111111</text:p>
          </table:table-cell>
        </table:table-row>
        <table:table-row table:style-name="ro1">
          <table:table-cell table:number-columns-repeated="14"/>
          <table:table-cell table:formula="of:=[.B9]-[.I9]" office:value-type="float" office:value="0" calcext:value-type="float">
            <text:p>0</text:p>
          </table:table-cell>
          <table:table-cell table:formula="of:=[.B9]-[.H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B10]-[.I10]" office:value-type="float" office:value="0" calcext:value-type="float">
            <text:p>0</text:p>
          </table:table-cell>
          <table:table-cell table:formula="of:=[.B10]-[.H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philharmonia_guitar_ESS.txt</text:p>
          </table:table-cell>
          <table:table-cell office:value-type="float" office:value="106" calcext:value-type="float">
            <text:p>106</text:p>
          </table:table-cell>
          <table:table-cell office:value-type="float" office:value="98.7402633226" calcext:value-type="float">
            <text:p>98.7402633226</text:p>
          </table:table-cell>
          <table:table-cell office:value-type="float" office:value="222.481083495" calcext:value-type="float">
            <text:p>222.481083495</text:p>
          </table:table-cell>
          <table:table-cell office:value-type="float" office:value="82" calcext:value-type="float">
            <text:p>82</text:p>
          </table:table-cell>
          <table:table-cell office:value-type="float" office:value="3.67924528302" calcext:value-type="float">
            <text:p>3.679245283</text:p>
          </table:table-cell>
          <table:table-cell office:value-type="float" office:value="5.48333180943" calcext:value-type="float">
            <text:p>5.483331809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1.306998284" calcext:value-type="float">
            <text:p>361.306998284</text:p>
          </table:table-cell>
          <table:table-cell office:value-type="float" office:value="293.02288238" calcext:value-type="float">
            <text:p>293.02288238</text:p>
          </table:table-cell>
          <table:table-cell office:value-type="float" office:value="571.411970298" calcext:value-type="float">
            <text:p>571.411970298</text:p>
          </table:table-cell>
          <table:table-cell office:value-type="float" office:value="293.02288238" calcext:value-type="float">
            <text:p>293.02288238</text:p>
          </table:table-cell>
          <table:table-cell office:value-type="float" office:value="571.411970298" calcext:value-type="float">
            <text:p>571.411970298</text:p>
          </table:table-cell>
          <table:table-cell table:formula="of:=[.B11]-[.I11]" office:value-type="float" office:value="26" calcext:value-type="float">
            <text:p>26</text:p>
          </table:table-cell>
          <table:table-cell table:formula="of:=[.B11]-[.H11]" office:value-type="float" office:value="26" calcext:value-type="float">
            <text:p>26</text:p>
          </table:table-cell>
          <table:table-cell table:formula="of:=[.I11]/[.B11]" office:value-type="float" office:value="0.754716981132076" calcext:value-type="float">
            <text:p>0.7547169811</text:p>
          </table:table-cell>
          <table:table-cell table:formula="of:=[.H11]/[.B11]" office:value-type="float" office:value="0.754716981132076" calcext:value-type="float">
            <text:p>0.7547169811</text:p>
          </table:table-cell>
        </table:table-row>
        <table:table-row table:style-name="ro1">
          <table:table-cell table:number-columns-repeated="14"/>
          <table:table-cell table:formula="of:=[.B12]-[.I12]" office:value-type="float" office:value="0" calcext:value-type="float">
            <text:p>0</text:p>
          </table:table-cell>
          <table:table-cell table:formula="of:=[.B12]-[.H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results/philharmonia_violin_ESS.txt</text:p>
          </table:table-cell>
          <table:table-cell office:value-type="float" office:value="1502" calcext:value-type="float">
            <text:p>1502</text:p>
          </table:table-cell>
          <table:table-cell office:value-type="float" office:value="98.6181719752" calcext:value-type="float">
            <text:p>98.6181719752</text:p>
          </table:table-cell>
          <table:table-cell office:value-type="float" office:value="302.688760181" calcext:value-type="float">
            <text:p>302.688760181</text:p>
          </table:table-cell>
          <table:table-cell office:value-type="float" office:value="1269" calcext:value-type="float">
            <text:p>1269</text:p>
          </table:table-cell>
          <table:table-cell office:value-type="float" office:value="2.69840213049" calcext:value-type="float">
            <text:p>2.6984021305</text:p>
          </table:table-cell>
          <table:table-cell office:value-type="float" office:value="4.39179541351" calcext:value-type="float">
            <text:p>4.3917954135</text:p>
          </table:table-cell>
          <table:table-cell office:value-type="float" office:value="1265" calcext:value-type="float">
            <text:p>1265</text:p>
          </table:table-cell>
          <table:table-cell office:value-type="float" office:value="1259" calcext:value-type="float">
            <text:p>1259</text:p>
          </table:table-cell>
          <table:table-cell office:value-type="float" office:value="910.661040492" calcext:value-type="float">
            <text:p>910.661040492</text:p>
          </table:table-cell>
          <table:table-cell office:value-type="float" office:value="910.996292738" calcext:value-type="float">
            <text:p>910.996292738</text:p>
          </table:table-cell>
          <table:table-cell office:value-type="float" office:value="908.924075153" calcext:value-type="float">
            <text:p>908.924075153</text:p>
          </table:table-cell>
          <table:table-cell office:value-type="float" office:value="912.070953694" calcext:value-type="float">
            <text:p>912.070953694</text:p>
          </table:table-cell>
          <table:table-cell office:value-type="float" office:value="903.135554416" calcext:value-type="float">
            <text:p>903.135554416</text:p>
          </table:table-cell>
          <table:table-cell table:formula="of:=[.B13]-[.I13]" office:value-type="float" office:value="243" calcext:value-type="float">
            <text:p>243</text:p>
          </table:table-cell>
          <table:table-cell table:formula="of:=[.B13]-[.H13]" office:value-type="float" office:value="237" calcext:value-type="float">
            <text:p>237</text:p>
          </table:table-cell>
          <table:table-cell table:formula="of:=[.I13]/[.B13]" office:value-type="float" office:value="0.838215712383489" calcext:value-type="float">
            <text:p>0.8382157124</text:p>
          </table:table-cell>
          <table:table-cell table:formula="of:=[.H13]/[.B13]" office:value-type="float" office:value="0.842210386151798" calcext:value-type="float">
            <text:p>0.8422103862</text:p>
          </table:table-cell>
        </table:table-row>
        <table:table-row table:style-name="ro1">
          <table:table-cell table:number-columns-repeated="14"/>
          <table:table-cell table:formula="of:=[.B14]-[.I14]" office:value-type="float" office:value="0" calcext:value-type="float">
            <text:p>0</text:p>
          </table:table-cell>
          <table:table-cell table:formula="of:=[.B14]-[.H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B15]-[.I15]" office:value-type="float" office:value="0" calcext:value-type="float">
            <text:p>0</text:p>
          </table:table-cell>
          <table:table-cell/>
          <table:table-cell table:formula="of:=[.B15]-[.I15]" office:value-type="float" office:value="0" calcext:value-type="float">
            <text:p>0</text:p>
          </table:table-cell>
          <table:table-cell table:formula="of:=[.B15]-[.H15]" office:value-type="float" office:value="0" calcext:value-type="float">
            <text:p>0</text:p>
          </table:table-cell>
          <table:table-cell table:formula="of:=[.I15]/[.B15]" office:value-type="string" office:string-value="" calcext:value-type="error">
            <text:p>#DIV/0!</text:p>
          </table:table-cell>
          <table:table-cell table:formula="of:=[.H15]/[.B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B16]-[.I16]" office:value-type="float" office:value="0" calcext:value-type="float">
            <text:p>0</text:p>
          </table:table-cell>
          <table:table-cell/>
          <table:table-cell table:formula="of:=[.B16]-[.I16]" office:value-type="float" office:value="0" calcext:value-type="float">
            <text:p>0</text:p>
          </table:table-cell>
          <table:table-cell table:formula="of:=[.B16]-[.H16]" office:value-type="float" office:value="0" calcext:value-type="float">
            <text:p>0</text:p>
          </table:table-cell>
          <table:table-cell table:formula="of:=[.I16]/[.B16]" office:value-type="string" office:string-value="" calcext:value-type="error">
            <text:p>#DIV/0!</text:p>
          </table:table-cell>
          <table:table-cell table:formula="of:=[.H16]/[.B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B17]-[.I17]" office:value-type="float" office:value="0" calcext:value-type="float">
            <text:p>0</text:p>
          </table:table-cell>
          <table:table-cell/>
          <table:table-cell table:formula="of:=[.B17]-[.I17]" office:value-type="float" office:value="0" calcext:value-type="float">
            <text:p>0</text:p>
          </table:table-cell>
          <table:table-cell table:formula="of:=[.B17]-[.H17]" office:value-type="float" office:value="0" calcext:value-type="float">
            <text:p>0</text:p>
          </table:table-cell>
          <table:table-cell table:formula="of:=[.I17]/[.B17]" office:value-type="string" office:string-value="" calcext:value-type="error">
            <text:p>#DIV/0!</text:p>
          </table:table-cell>
          <table:table-cell table:formula="of:=[.H17]/[.B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B18]-[.I18]" office:value-type="float" office:value="0" calcext:value-type="float">
            <text:p>0</text:p>
          </table:table-cell>
          <table:table-cell/>
          <table:table-cell table:formula="of:=[.B18]-[.I18]" office:value-type="float" office:value="0" calcext:value-type="float">
            <text:p>0</text:p>
          </table:table-cell>
          <table:table-cell table:formula="of:=[.B18]-[.H18]" office:value-type="float" office:value="0" calcext:value-type="float">
            <text:p>0</text:p>
          </table:table-cell>
          <table:table-cell table:formula="of:=[.I18]/[.B18]" office:value-type="string" office:string-value="" calcext:value-type="error">
            <text:p>#DIV/0!</text:p>
          </table:table-cell>
          <table:table-cell table:formula="of:=[.H18]/[.B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B19]-[.I19]" office:value-type="float" office:value="0" calcext:value-type="float">
            <text:p>0</text:p>
          </table:table-cell>
          <table:table-cell/>
          <table:table-cell table:formula="of:=[.B19]-[.I19]" office:value-type="float" office:value="0" calcext:value-type="float">
            <text:p>0</text:p>
          </table:table-cell>
          <table:table-cell table:formula="of:=[.B19]-[.H19]" office:value-type="float" office:value="0" calcext:value-type="float">
            <text:p>0</text:p>
          </table:table-cell>
          <table:table-cell table:formula="of:=[.I19]/[.B19]" office:value-type="string" office:string-value="" calcext:value-type="error">
            <text:p>#DIV/0!</text:p>
          </table:table-cell>
          <table:table-cell table:formula="of:=[.H19]/[.B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19])" office:value-type="float" office:value="3360" calcext:value-type="float">
            <text:p>3360</text:p>
          </table:table-cell>
          <table:table-cell table:formula="of:=SUMPRODUCT([.B2:.B19];[.C2:.C19])/[.B20]" office:value-type="float" office:value="182.781774238003" calcext:value-type="float">
            <text:p>182.781774238</text:p>
          </table:table-cell>
          <table:table-cell/>
          <table:table-cell table:formula="of:=SUM([.E2:.E19])" office:value-type="float" office:value="2758" calcext:value-type="float">
            <text:p>2758</text:p>
          </table:table-cell>
          <table:table-cell table:formula="of:=SUMPRODUCT([.F2:.F19]; [.B2:.B19])/[.B20]" office:value-type="float" office:value="3.87916666666661" calcext:value-type="float">
            <text:p>3.8791666667</text:p>
          </table:table-cell>
          <table:table-cell/>
          <table:table-cell table:formula="of:=SUM([.H2:.H19])" office:value-type="float" office:value="2557" calcext:value-type="float">
            <text:p>2557</text:p>
          </table:table-cell>
          <table:table-cell table:formula="of:=SUM([.I2:.I19])" office:value-type="float" office:value="2298" calcext:value-type="float">
            <text:p>2298</text:p>
          </table:table-cell>
          <table:table-cell table:formula="of:=SUMPRODUCT([.J2:.J19]; [.B2:.B19])/[.B20]" office:value-type="float" office:value="732.977367420078" calcext:value-type="float">
            <text:p>732.9773674201</text:p>
          </table:table-cell>
          <table:table-cell table:formula="of:=SUMPRODUCT([.K2:.K19]; [.I2:.I19])/[.I20]" office:value-type="float" office:value="676.96012391107" calcext:value-type="float">
            <text:p>676.9601239111</text:p>
          </table:table-cell>
          <table:table-cell table:formula="of:=SUMPRODUCT([.O2:.O19]; [.L2:.L19])/([.B20]-[.I20])" office:value-type="float" office:value="854.189820888967" calcext:value-type="float">
            <text:p>854.189820889</text:p>
          </table:table-cell>
          <table:table-cell table:formula="of:=SUMPRODUCT([.M2:.M19]; [.H2:.H19])/[.H20]" office:value-type="float" office:value="642.891021696519" calcext:value-type="float">
            <text:p>642.8910216965</text:p>
          </table:table-cell>
          <table:table-cell table:formula="of:=SUMPRODUCT([.N2:.N19]; [.P2:.P19])/[.P20]" office:value-type="float" office:value="1019.8401146383" calcext:value-type="float">
            <text:p>1019.8401146383</text:p>
          </table:table-cell>
          <table:table-cell table:formula="of:=SUM([.O2:.O19])" office:value-type="float" office:value="1062" calcext:value-type="float">
            <text:p>1062</text:p>
          </table:table-cell>
          <table:table-cell table:formula="of:=SUM([.P2:.P19])" office:value-type="float" office:value="803" calcext:value-type="float">
            <text:p>803</text:p>
          </table:table-cell>
          <table:table-cell table:formula="of:=[.I20]/[.B20]" office:value-type="float" office:value="0.683928571428571" calcext:value-type="float">
            <text:p>0.6839285714</text:p>
          </table:table-cell>
          <table:table-cell table:formula="of:=[.H20]/[.B20]" office:value-type="float" office:value="0.761011904761905" calcext:value-type="float">
            <text:p>0.7610119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Nimbus Sans L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9T09:19:57.280701558</dc:date>
    <meta:editing-duration>PT33M58S</meta:editing-duration>
    <meta:editing-cycles>6</meta:editing-cycles>
    <meta:generator>LibreOffice/4.4.7.2$Linux_X86_64 LibreOffice_project/40m0$Build-2</meta:generator>
    <meta:document-statistic meta:table-count="1" meta:cell-count="197" meta:object-count="0"/>
  </office:meta>
</office:document-meta>
</file>